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004cm"/>
    </style:style>
    <style:style style:name="gr8" style:family="graphic" style:parent-style-name="standard">
      <style:graphic-properties draw:stroke="none" svg:stroke-color="#000000" draw:fill="none" draw:fill-color="#ffffff" fo:min-height="1.347cm"/>
    </style:style>
    <style:style style:name="gr9" style:family="graphic" style:parent-style-name="standard">
      <style:graphic-properties draw:stroke="none" svg:stroke-color="#000000" draw:fill="none" draw:fill-color="#ffffff" fo:min-height="4.068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668cm" svg:height="6.096cm" svg:x="0.889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049cm" svg:height="3.048cm" svg:x="0.762cm" svg:y="1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563cm" svg:height="2.032cm" svg:x="3.886cm" svg:y="4.907cm">
          <text:p text:style-name="P2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3.429cm" svg:height="1.143cm" svg:x="1.854cm" svg:y="7.112cm">
          <text:p text:style-name="P2"><text:span text:style-name="T1">Associat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429cm" svg:height="1.143cm" svg:x="1.555cm" svg:y="7.713cm">
          <text:p text:style-name="P2"><text:span text:style-name="T1">Associa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429cm" svg:height="1.143cm" svg:x="1.156cm" svg:y="8.414cm">
          <text:p text:style-name="P2"><text:span text:style-name="T1">Associati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67cm" svg:y1="6.939cm" svg:x2="5.283cm" svg:y2="7.683cm" draw:start-shape="id1" draw:start-glue-point="2" draw:end-shape="id2" draw:end-glue-point="1" svg:d="m6667 6939c0 496-461 744-1384 744">
          <text:p/>
        </draw:connector>
        <draw:connector draw:style-name="gr4" draw:text-style-name="P1" draw:layer="layout" draw:type="curve" svg:x1="6.667cm" svg:y1="6.939cm" svg:x2="4.984cm" svg:y2="8.284cm" draw:start-shape="id1" draw:start-glue-point="2" draw:end-shape="id3" draw:end-glue-point="1" svg:d="m6667 6939c0 897-561 1345-1683 1345">
          <text:p/>
        </draw:connector>
        <draw:connector draw:style-name="gr4" draw:text-style-name="P1" draw:layer="layout" draw:type="curve" svg:x1="6.667cm" svg:y1="6.939cm" svg:x2="4.585cm" svg:y2="8.985cm" draw:start-shape="id1" draw:start-glue-point="2" draw:end-shape="id4" draw:end-glue-point="1" svg:d="m6667 6939c0 1364-694 2046-2082 2046">
          <text:p/>
        </draw:connector>
        <draw:line draw:style-name="gr4" draw:text-style-name="P1" draw:layer="layout" svg:x1="3.556cm" svg:y1="7.112cm" svg:x2="3.556cm" svg:y2="4.064cm">
          <text:p/>
        </draw:line>
        <draw:line draw:style-name="gr4" draw:text-style-name="P1" draw:layer="layout" svg:x1="3.156cm" svg:y1="7.712cm" svg:x2="3.156cm" svg:y2="4.027cm">
          <text:p/>
        </draw:line>
        <draw:line draw:style-name="gr4" draw:text-style-name="P1" draw:layer="layout" svg:x1="2.756cm" svg:y1="8.412cm" svg:x2="2.756cm" svg:y2="4.027cm">
          <text:p/>
        </draw:line>
        <draw:custom-shape draw:style-name="gr5" draw:text-style-name="P3" draw:layer="layout" svg:width="4.445cm" svg:height="1.143cm" svg:x="1.016cm" svg:y="2.221cm">
          <text:p text:style-name="P2"><text:span text:style-name="T1">ApplicationListen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45cm" svg:height="1.143cm" svg:x="1.524cm" svg:y="2.921cm">
          <text:p text:style-name="P2"><text:span text:style-name="T1">ApplicationListen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064cm" svg:height="0.962cm" svg:x="8.047cm" svg:y="1.016cm">
          <draw:text-box>
            <text:p>Application</text:p>
          </draw:text-box>
        </draw:frame>
        <draw:frame draw:style-name="gr7" draw:text-style-name="P4" draw:layer="layout" svg:width="2.032cm" svg:height="0.645cm" svg:x="6.523cm" svg:y="6.937cm">
          <draw:text-box>
            <text:p text:style-name="P4"><text:span text:style-name="T2">manages</text:span></text:p>
          </draw:text-box>
        </draw:frame>
        <draw:frame draw:style-name="gr8" draw:text-style-name="P5" draw:layer="layout" svg:width="4.699cm" svg:height="1.597cm" svg:x="4.92cm" svg:y="9.609cm">
          <draw:text-box>
            <text:p text:style-name="P5"><text:span text:style-name="T3">Mobicents</text:span></text:p>
            <text:p text:style-name="P5"><text:span text:style-name="T3">SCPT Library</text:span></text:p>
          </draw:text-box>
        </draw:frame>
        <draw:custom-shape draw:style-name="gr3" draw:text-style-name="P1" draw:layer="layout" svg:width="3.429cm" svg:height="1.143cm" svg:x="7.957cm" svg:y="8.415cm">
          <text:p text:style-name="P2"><text:span text:style-name="T1">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3.429cm" svg:height="1.143cm" svg:x="8.059cm" svg:y="7.717cm">
          <text:p text:style-name="P2"><text:span text:style-name="T1">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3.429cm" svg:height="1.143cm" svg:x="7.958cm" svg:y="8.416cm">
          <text:p text:style-name="P2"><text:span text:style-name="T1">Serv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67cm" svg:y1="6.939cm" svg:x2="8.059cm" svg:y2="8.288cm" draw:start-shape="id1" draw:start-glue-point="2" draw:end-shape="id5" svg:d="m6667 6939c0 900 464 1349 1392 1349">
          <text:p/>
        </draw:connector>
        <draw:connector draw:style-name="gr4" draw:text-style-name="P1" draw:layer="layout" draw:type="curve" svg:x1="6.667cm" svg:y1="6.939cm" svg:x2="7.958cm" svg:y2="8.987cm" draw:start-shape="id1" draw:start-glue-point="2" draw:end-shape="id6" draw:end-glue-point="3" svg:d="m6667 6939c0 1366 430 2048 1291 2048">
          <text:p/>
        </draw:connector>
        <draw:frame draw:style-name="gr9" draw:text-style-name="P2" draw:layer="layout" svg:width="5.08cm" svg:height="4.517cm" svg:x="12.789cm" svg:y="3.357cm">
          <draw:text-box>
            <text:p text:style-name="P2"><text:span text:style-name="T1">addAssociation</text:span></text:p>
            <text:p text:style-name="P2"><text:span text:style-name="T1">addServerAssociation</text:span></text:p>
            <text:p text:style-name="P2"><text:span text:style-name="T1">addServer</text:span></text:p>
            <text:p text:style-name="P2"><text:span text:style-name="T1">startAssociation</text:span></text:p>
            <text:p text:style-name="P2"><text:span text:style-name="T1">stopAssociation</text:span></text:p>
            <text:p text:style-name="P2"><text:span text:style-name="T1">startServer</text:span></text:p>
            <text:p text:style-name="P2"><text:span text:style-name="T1">stopServer</text:span></text:p>
            <text:p text:style-name="P2"><text:span text:style-name="T1">getAssociations</text:span></text:p>
            <text:p text:style-name="P2"><text:span text:style-name="T1">getServers</text:span></text:p>
          </draw:text-box>
        </draw:frame>
        <draw:connector draw:style-name="gr10" draw:text-style-name="P1" draw:layer="layout" draw:type="curve" svg:x1="9.449cm" svg:y1="5.923cm" svg:x2="13.256cm" svg:y2="3.36cm" draw:start-shape="id1" draw:start-glue-point="1" svg:d="m9449 5923c3231 0 1328-2563 3807-2563">
          <text:p/>
        </draw:connector>
        <draw:connector draw:style-name="gr10" draw:text-style-name="P1" draw:layer="layout" draw:type="curve" svg:x1="9.449cm" svg:y1="5.923cm" svg:x2="13.52cm" svg:y2="8.043cm" draw:start-shape="id1" draw:start-glue-point="1" svg:d="m9449 5923c3429 0 1394 2120 4071 212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9.05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1-11-25T11:28:03</meta:creation-date>
    <dc:date>2011-11-25T12:01:12</dc:date>
    <dc:creator>Amit Bhayani</dc:creator>
    <meta:editing-duration>PT33M10S</meta:editing-duration>
    <meta:editing-cycles>34</meta:editing-cycles>
    <meta:generator>LibreOffice/3.4$Unix LibreOffice_project/340m1$Build-302</meta:generator>
    <meta:document-statistic meta:object-count="25"/>
  </office:meta>
</office:document-meta>
</file>